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T1" style:family="text">
      <style:text-properties style:font-name="Arial1" fo:font-size="12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        <text:span text:style-name="T1">Hi, Daniel! Sorry for my absence, I went thru some difficult time recently. </text:span></text:p>
      <text:p text:style-name="P2"/>
      <text:p text:style-name="P1">       <text:span text:style-name="T1">Seems that the lack of support and faith from your loved ones is the biggest bummer! But I pulled myself together, brushed it off and got back on track! </text:span><text:span text:style-name="T1"><draw:frame draw:style-name="fr1" draw:name="graphics1" text:anchor-type="as-char" svg:width="0.635cm" svg:height="0.635cm" draw:z-index="0"><draw:image xlink:href="https://ssl.gstatic.com/mail/emoji/v7/png48/emoji_u1f4aa.png" xlink:type="simple" xlink:show="embed" xlink:actuate="onLoad"/><svg:title></svg:title></draw:frame></text:span></text:p>
      <text:p text:style-name="P2"/>
      <text:p text:style-name="P1">      <text:span text:style-name="T1">So, I finished reading all your emails that I have missed, and signed up for the bootcamp! Can't wait for the lessons! </text:span><text:span text:style-name="T1"><draw:frame draw:style-name="fr1" draw:name="graphics2" text:anchor-type="as-char" svg:width="0.635cm" svg:height="0.635cm" draw:z-index="1"><draw:image xlink:href="https://ssl.gstatic.com/mail/emoji/v7/png48/emoji_u1f601.png" xlink:type="simple" xlink:show="embed" xlink:actuate="onLoad"/><svg:title></svg:title></draw:frame></text:span></text:p>
      <text:p text:style-name="P2"/>
      <text:p text:style-name="P1">      <text:span text:style-name="T1">Recently I developed a small "algorithm" to optimize the development process. But I really need your input on this, tell me where I should improve.</text:span></text:p>
      <text:p text:style-name="P2"/>
      <text:p text:style-name="P1">      <text:span text:style-name="T1">So, before I start building any new games, I figured I should follow these steps to see what people really want:</text:span></text:p>
      <text:p text:style-name="P2"/>
      <text:p text:style-name="P2">1. Go to the AppStore, PlayStore, Steam and Itch, and see what kind of games are in top charts, what kind of new games have the most downloads.</text:p>
      <text:p text:style-name="P2"/>
      <text:p text:style-name="P2">2. Out of those games, see what types of games I can build as a single individual (for the moment) in a reasonable time. For example, if the top selling games are a high end graphics RPG's that would take for me till next ice age to finish, I look at the more simpler ones to build, but that there are still in the top charts, and build a small list of potential projects.</text:p>
      <text:p text:style-name="P2"/>
      <text:p text:style-name="P2">3. Go to google trends and see if there is still demand for that type of game. If it there is, great, I start building something of the sort! If there isn't, I search for the next game on my list.</text:p>
      <text:p text:style-name="P2"/>
      <text:p text:style-name="P2">4. Once I find the potential game project, I read as many reviews about that game, see what people like about it, what they don't like, what features should I keep, what I could improve, what I should ignore completly.</text:p>
      <text:p text:style-name="P2"/>
      <text:p text:style-name="P2">5. I build a small prototype with the main features, good enough graphics and effects, a bit of sound and good sountrack.</text:p>
      <text:p text:style-name="P2"/>
      <text:p text:style-name="P2">6. Build a small trailer for the game, containing gameplay, game moments, etc. and promote it on Facebook, Twitter, Instagram, Google, LinkedIn, Reditt, etc. and direct them to the landing page.</text:p>
      <text:p text:style-name="P2"/>
      <text:p text:style-name="P2">7. Build a small, free wordpress landing page with game screenshots, trailer, description, title, and ask them to put their email and get notified when the game comes out.</text:p>
      <text:p text:style-name="P2"/>
      <text:p text:style-name="P2">8. Build a blog and share the development status and ask for feedback, suggestions and input.</text:p>
      <text:p text:style-name="P2"/>
      <text:p text:style-name="P1">       <text:span text:style-name="T1">For the moment that's my "plan" for starting a new game. </text:span></text:p>
      <text:p text:style-name="P2"/>
      <text:p text:style-name="P1">       <text:span text:style-name="T1">What do you think, what should I add/remove/modify?</text:span></text:p>
      <text:p text:style-name="P2"/>
      <text:p text:style-name="P1">       <text:span text:style-name="T1">Thanks in advance, can't wait for your opinion! </text:span><text:span text:style-name="T1"><draw:frame draw:style-name="fr1" draw:name="graphics3" text:anchor-type="as-char" svg:width="0.635cm" svg:height="0.635cm" draw:z-index="2"><draw:image xlink:href="https://ssl.gstatic.com/mail/emoji/v7/png48/emoji_u1f601.png" xlink:type="simple" xlink:show="embed" xlink:actuate="onLoad"/><svg:title></svg:title></draw:frame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3$Win32 OpenOffice.org_project/413m1$Build-9783</meta:generator>
    <dc:date>2018-09-26T10:25:04.84</dc:date>
    <meta:document-statistic meta:table-count="0" meta:image-count="3" meta:object-count="0" meta:page-count="1" meta:paragraph-count="16" meta:word-count="418" meta:character-count="2328"/>
    <meta:user-defined meta:name="Info 1"/>
    <meta:user-defined meta:name="Info 2"/>
    <meta:user-defined meta:name="Info 3"/>
    <meta:user-defined meta:name="Info 4"/>
  </office:meta>
</office:document-meta>
</file>